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va Mono1" svg:font-family="'Nova Mono'" style:font-family-generic="system" style:font-pitch="variable"/>
    <style:font-face style:name="Roboto1" svg:font-family="Roboto" style:font-family-generic="system" style:font-pitch="variable"/>
  </office:font-face-decls>
  <office:automatic-styles>
    <style:style style:name="P1" style:family="paragraph" style:parent-style-name="normal">
      <style:paragraph-properties fo:line-height="100%"/>
    </style:style>
    <style:style style:name="P2" style:family="paragraph" style:parent-style-name="normal">
      <style:paragraph-properties fo:line-height="100%"/>
      <style:text-properties fo:color="#303030" style:font-name="Roboto" fo:font-size="18pt" style:font-name-asian="Roboto1" style:font-size-asian="18pt" style:font-name-complex="Roboto1" style:font-size-complex="18pt"/>
    </style:style>
    <style:style style:name="P3" style:family="paragraph" style:parent-style-name="normal">
      <style:paragraph-properties fo:line-height="100%"/>
      <style:text-properties fo:color="#303030" style:font-name="Nova Mono" fo:font-size="18pt" officeooo:paragraph-rsid="000ace56" style:font-name-asian="Nova Mono1" style:font-size-asian="18pt" style:font-name-complex="Nova Mono1" style:font-size-complex="18pt"/>
    </style:style>
    <style:style style:name="P4" style:family="paragraph" style:parent-style-name="normal">
      <style:paragraph-properties fo:line-height="100%"/>
      <style:text-properties fo:color="#00a933" style:font-name="Roboto" fo:font-size="18pt" fo:font-weight="bold" officeooo:rsid="00155560" officeooo:paragraph-rsid="000ace56" fo:background-color="#ffffff" style:font-name-asian="Roboto1" style:font-size-asian="18pt" style:font-weight-asian="bold" style:font-name-complex="Roboto1" style:font-size-complex="18pt" style:font-weight-complex="bold"/>
    </style:style>
    <style:style style:name="P5" style:family="paragraph" style:parent-style-name="normal">
      <style:paragraph-properties fo:line-height="100%"/>
      <style:text-properties fo:color="#00a933" style:font-name="Roboto" fo:font-size="18pt" fo:font-weight="bold" officeooo:rsid="00155560" officeooo:paragraph-rsid="000ace56" style:font-name-asian="Roboto1" style:font-size-asian="18pt" style:font-weight-asian="bold" style:font-name-complex="Roboto1" style:font-size-complex="18pt" style:font-weight-complex="bold"/>
    </style:style>
    <style:style style:name="P6" style:family="paragraph" style:parent-style-name="normal">
      <style:paragraph-properties fo:line-height="100%"/>
      <style:text-properties fo:color="#000000" fo:font-size="14pt" fo:font-weight="normal" officeooo:rsid="00155560" officeooo:paragraph-rsid="000ace56" style:font-size-asian="12.25pt" style:font-weight-asian="normal" style:font-size-complex="14pt" style:font-weight-complex="normal"/>
    </style:style>
    <style:style style:name="P7" style:family="paragraph" style:parent-style-name="normal">
      <style:paragraph-properties fo:line-height="100%"/>
      <style:text-properties fo:color="#000000" style:font-name="Roboto" fo:font-size="14pt" fo:font-weight="normal" officeooo:rsid="00155560" officeooo:paragraph-rsid="000ace56" fo:background-color="#ffffff" style:font-name-asian="Roboto1" style:font-size-asian="12.25pt" style:font-weight-asian="normal" style:font-name-complex="Roboto1" style:font-size-complex="14pt" style:font-weight-complex="normal"/>
    </style:style>
    <style:style style:name="P8" style:family="paragraph" style:parent-style-name="normal">
      <style:paragraph-properties fo:line-height="100%"/>
      <style:text-properties fo:color="#000000" style:font-name="Roboto" fo:font-size="14pt" fo:font-weight="normal" officeooo:rsid="00155560" officeooo:paragraph-rsid="000ace56" style:font-name-asian="Roboto1" style:font-size-asian="12.25pt" style:font-weight-asian="normal" style:font-name-complex="Roboto1" style:font-size-complex="14pt" style:font-weight-complex="normal"/>
    </style:style>
    <style:style style:name="P9" style:family="paragraph" style:parent-style-name="normal">
      <style:paragraph-properties fo:line-height="100%"/>
      <style:text-properties fo:font-size="14pt" style:font-size-asian="14pt" style:font-size-complex="14pt"/>
    </style:style>
    <style:style style:name="P10" style:family="paragraph" style:parent-style-name="normal">
      <style:paragraph-properties fo:line-height="100%"/>
      <style:text-properties style:font-name="Roboto" fo:font-size="18pt" style:font-name-asian="Roboto1" style:font-size-asian="18pt" style:font-name-complex="Roboto1" style:font-size-complex="18pt"/>
    </style:style>
    <style:style style:name="P11" style:family="paragraph" style:parent-style-name="normal">
      <style:paragraph-properties fo:line-height="100%"/>
      <style:text-properties style:font-name="Roboto" fo:font-size="18pt" fo:background-color="#ffffff" style:font-name-asian="Roboto1" style:font-size-asian="18pt" style:font-name-complex="Roboto1" style:font-size-complex="18pt"/>
    </style:style>
    <style:style style:name="P12" style:family="paragraph" style:parent-style-name="normal">
      <style:paragraph-properties fo:line-height="100%"/>
      <style:text-properties style:font-name="Roboto" fo:font-size="14pt" fo:background-color="#ffffff" style:font-name-asian="Roboto1" style:font-size-asian="14pt" style:font-name-complex="Roboto1" style:font-size-complex="14pt"/>
    </style:style>
    <style:style style:name="P13" style:family="paragraph" style:parent-style-name="normal">
      <style:paragraph-properties fo:line-height="100%"/>
      <style:text-properties style:font-name="Nova Mono" fo:font-size="14pt" fo:background-color="#ffffff" style:font-name-asian="Nova Mono1" style:font-size-asian="14pt" style:font-name-complex="Nova Mono1" style:font-size-complex="14pt"/>
    </style:style>
    <style:style style:name="P14" style:family="paragraph" style:parent-style-name="normal">
      <style:paragraph-properties fo:line-height="100%">
        <style:tab-stops>
          <style:tab-stop style:position="0.688cm"/>
        </style:tab-stops>
      </style:paragraph-properties>
      <style:text-properties style:font-name="Nova Mono" fo:font-size="14pt" fo:background-color="#ffffff" style:font-name-asian="Nova Mono1" style:font-size-asian="14pt" style:font-name-complex="Nova Mono1" style:font-size-complex="14pt"/>
    </style:style>
    <style:style style:name="P15" style:family="paragraph" style:parent-style-name="normal">
      <style:paragraph-properties fo:line-height="100%"/>
      <style:text-properties fo:color="#a7074b" style:font-name="Roboto" fo:font-size="20pt" fo:font-weight="bold" style:font-name-asian="Roboto1" style:font-size-asian="20pt" style:font-weight-asian="bold" style:font-name-complex="Roboto1" style:font-size-complex="20pt"/>
    </style:style>
    <style:style style:name="P16" style:family="paragraph" style:parent-style-name="normal">
      <style:paragraph-properties fo:margin-top="0.388cm" fo:margin-bottom="0.388cm" loext:contextual-spacing="false" fo:line-height="100%"/>
      <style:text-properties fo:color="#303030" style:font-name="Roboto" fo:font-size="18pt" style:font-name-asian="Roboto1" style:font-size-asian="18pt" style:font-name-complex="Roboto1" style:font-size-complex="18pt"/>
    </style:style>
    <style:style style:name="P17" style:family="paragraph" style:parent-style-name="normal">
      <style:paragraph-properties fo:margin-top="0.388cm" fo:margin-bottom="0.388cm" loext:contextual-spacing="false" fo:line-height="100%"/>
      <style:text-properties fo:color="#303030" style:font-name="Roboto" fo:font-size="18pt" officeooo:paragraph-rsid="000ace56" style:font-name-asian="Roboto1" style:font-size-asian="18pt" style:font-name-complex="Roboto1" style:font-size-complex="18pt"/>
    </style:style>
    <style:style style:name="P18" style:family="paragraph" style:parent-style-name="normal">
      <style:paragraph-properties fo:margin-top="0.388cm" fo:margin-bottom="0.388cm" loext:contextual-spacing="false" fo:line-height="100%"/>
      <style:text-properties fo:color="#00a933" style:font-name="Roboto" fo:font-size="18pt" fo:font-weight="bold" officeooo:rsid="00155560" officeooo:paragraph-rsid="000ace56" style:font-name-asian="Roboto1" style:font-size-asian="18pt" style:font-weight-asian="bold" style:font-name-complex="Roboto1" style:font-size-complex="18pt" style:font-weight-complex="bold"/>
    </style:style>
    <style:style style:name="P19" style:family="paragraph" style:parent-style-name="normal">
      <style:paragraph-properties fo:margin-top="0.388cm" fo:margin-bottom="0.388cm" loext:contextual-spacing="false" fo:line-height="100%"/>
      <style:text-properties fo:color="#000000" style:font-name="Roboto" fo:font-size="14pt" fo:font-weight="normal" officeooo:rsid="00155560" officeooo:paragraph-rsid="000ace56" style:font-name-asian="Roboto1" style:font-size-asian="12.25pt" style:font-weight-asian="normal" style:font-name-complex="Roboto1" style:font-size-complex="14pt" style:font-weight-complex="normal"/>
    </style:style>
    <style:style style:name="P20" style:family="paragraph" style:parent-style-name="normal" style:master-page-name="Standard">
      <style:paragraph-properties fo:line-height="100%" style:page-number="1"/>
      <style:text-properties fo:color="#a7074b" style:font-name="Roboto" fo:font-size="20pt" fo:font-weight="bold" style:font-name-asian="Roboto1" style:font-size-asian="20pt" style:font-weight-asian="bold" style:font-name-complex="Roboto1" style:font-size-complex="20pt"/>
    </style:style>
    <style:style style:name="T1" style:family="text">
      <style:text-properties fo:color="#303030" style:font-name="Roboto" fo:font-size="18pt" style:font-name-asian="Roboto1" style:font-size-asian="18pt" style:font-name-complex="Roboto1" style:font-size-complex="18pt"/>
    </style:style>
    <style:style style:name="T2" style:family="text">
      <style:text-properties fo:color="#303030" style:font-name="Roboto" fo:font-size="12pt" fo:background-color="#ffffff" loext:char-shading-value="0" style:font-name-asian="Roboto1" style:font-size-asian="12pt" style:font-name-complex="Roboto1" style:font-size-complex="12pt"/>
    </style:style>
    <style:style style:name="T3" style:family="text">
      <style:text-properties fo:color="#222222" style:font-name="Roboto" fo:font-size="18pt" fo:background-color="#ffffff" loext:char-shading-value="0" style:font-name-asian="Roboto1" style:font-size-asian="18pt" style:font-name-complex="Roboto1" style:font-size-complex="18pt"/>
    </style:style>
    <style:style style:name="T4" style:family="text">
      <style:text-properties officeooo:rsid="000db62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Exercice :</text:p>
      <text:p text:style-name="P10">Quelles seront les valeurs des variables A et B après exécution des instructions suivantes ?</text:p>
      <text:p text:style-name="P12">Variables A, B en Entier</text:p>
      <text:p text:style-name="P12">Début</text:p>
      <text:p text:style-name="P13">A ← 1</text:p>
      <text:p text:style-name="P13">B ← A + 3</text:p>
      <text:p text:style-name="P13">A ← 3</text:p>
      <text:p text:style-name="P12">Fin</text:p>
      <text:p text:style-name="P4">Solution :</text:p>
      <text:p text:style-name="P6">début</text:p>
      <text:p text:style-name="P6">a&lt;- 1 ,b&lt;- ?</text:p>
      <text:p text:style-name="P6">a&lt;- 1,b&lt;- 4</text:p>
      <text:p text:style-name="P6">a&lt;- 3 ,b&lt;- 4</text:p>
      <text:p text:style-name="P6">fin</text:p>
      <text:p text:style-name="P15">Exercice :</text:p>
      <text:p text:style-name="P11">Quelles seront les valeurs des variables A, B et C après exécution des instructions suivantes ?</text:p>
      <text:p text:style-name="P11">Variables A, B, C en Entier</text:p>
      <text:p text:style-name="P11">Début</text:p>
      <text:p text:style-name="P13">A ← 5</text:p>
      <text:p text:style-name="P13">B ← 3</text:p>
      <text:p text:style-name="P13">C ← A + B</text:p>
      <text:p text:style-name="P13">A ← 2</text:p>
      <text:p text:style-name="P14">C ← B – A</text:p>
      <text:p text:style-name="P12">Fin</text:p>
      <text:p text:style-name="P4">Solution :</text:p>
      <text:p text:style-name="P7">début</text:p>
      <text:p text:style-name="P7">a&lt;- 5 ,b&lt;- ? ,c&lt;- ?</text:p>
      <text:p text:style-name="P7">a&lt;- 5 ,b&lt;- 3 ,c&lt;- ?</text:p>
      <text:p text:style-name="P7">a&lt;- 5 ,b&lt;- 3 ,c&lt;- 8</text:p>
      <text:p text:style-name="P7">a&lt;- 2 ,b&lt;- 3 ,c&lt;- 8</text:p>
      <text:p text:style-name="P7">a&lt;- 2 ,b&lt;- 3 ,c&lt;- 1</text:p>
      <text:p text:style-name="P7">fin</text:p>
      <text:p text:style-name="P15">Exercice :</text:p>
      <text:p text:style-name="P11">Que produit l’algorithme suivant ?</text:p>
      <text:p text:style-name="P12">Variables A, B, C en Caractères</text:p>
      <text:p text:style-name="P12">Début</text:p>
      <text:p text:style-name="P13">A ← "423"</text:p>
      <text:p text:style-name="P13"><text:soft-page-break/>B ← "12"</text:p>
      <text:p text:style-name="P13">C ← A + B</text:p>
      <text:p text:style-name="P12">Fin</text:p>
      <text:p text:style-name="P4">Solution :</text:p>
      <text:p text:style-name="P7">on ne peut pas additionner 2 chaines de caractére</text:p>
      <text:p text:style-name="P15">Exercice :</text:p>
      <text:p text:style-name="P2">Ecrire un algorithme qui demande à l’utilisateur de saisir un entier et un réel et un caractère et les affiche dans un ordre inverse du saisi.</text:p>
      <text:p text:style-name="P5">Solution :</text:p>
      <text:p text:style-name="P9">algorithme inverse</text:p>
      <text:p text:style-name="P9">variable a:entier</text:p>
      <text:p text:style-name="P9">variable b:réel</text:p>
      <text:p text:style-name="P9">variable c:cractére</text:p>
      <text:p text:style-name="P9">début</text:p>
      <text:p text:style-name="P9">ecrire("donner un entier")</text:p>
      <text:p text:style-name="P9">lire(a)</text:p>
      <text:p text:style-name="P9">ecrire("donner un réel")</text:p>
      <text:p text:style-name="P9">lire(b)</text:p>
      <text:p text:style-name="P9">ecrire("donner un caractére")</text:p>
      <text:p text:style-name="P9">lire (c)</text:p>
      <text:p text:style-name="P9">ecrire(c ,b ,a)</text:p>
      <text:p text:style-name="P9">fin</text:p>
      <text:p text:style-name="P15">Exercice:</text:p>
      <text:p text:style-name="P2">Ecrire un algorithm qui lit deux entiers au clavier</text:p>
      <text:p text:style-name="P2">et qui affiche ensuite leur somme.</text:p>
      <text:p text:style-name="P5">Solution :</text:p>
      <text:p text:style-name="P6">algorithme somme</text:p>
      <text:p text:style-name="P6">variables a,b:entier</text:p>
      <text:p text:style-name="P6">début</text:p>
      <text:p text:style-name="P6">ecrire("donner le numéro1")</text:p>
      <text:p text:style-name="P6">lire(a)</text:p>
      <text:p text:style-name="P6">ecrire("donner le numéro2")</text:p>
      <text:p text:style-name="P6">lire(b)</text:p>
      <text:p text:style-name="P6">ecrire ("la somme est :" , a+b)</text:p>
      <text:p text:style-name="P6">fin</text:p>
      <text:p text:style-name="P15">Exercice:</text:p>
      <text:p text:style-name="P2">Ecrire un algorithm qui lit deux entiers au clavier</text:p>
      <text:p text:style-name="P1"><text:soft-page-break/><text:span text:style-name="T1">et qui affiche ensuite leur leur produit.</text:span><text:span text:style-name="T2"> </text:span></text:p>
      <text:p text:style-name="P5">Solution :</text:p>
      <text:p text:style-name="P6">algorithme produit</text:p>
      <text:p text:style-name="P6">variables a,b:entier</text:p>
      <text:p text:style-name="P6">début</text:p>
      <text:p text:style-name="P6">ecrire("donner le numéro1")</text:p>
      <text:p text:style-name="P6">lire(a)</text:p>
      <text:p text:style-name="P6">ecrire("donner le numéro2")</text:p>
      <text:p text:style-name="P6">lire(b)</text:p>
      <text:p text:style-name="P6">ecrire ("le produit est :" , a*b)</text:p>
      <text:p text:style-name="P6">fin</text:p>
      <text:p text:style-name="P15">Exercice:</text:p>
      <text:p text:style-name="P2">Ecrire un algorithm qui lit deux entiers au clavier</text:p>
      <text:p text:style-name="P2">et qui affiche ensuite leur somme et leur produit.</text:p>
      <text:p text:style-name="P5">Solution :</text:p>
      <text:p text:style-name="P6">algorithme somme_produit</text:p>
      <text:p text:style-name="P6">variables a,b:entier</text:p>
      <text:p text:style-name="P6">début</text:p>
      <text:p text:style-name="P6">ecrire("donner le numéro1")</text:p>
      <text:p text:style-name="P6">lire(a)</text:p>
      <text:p text:style-name="P6">ecrire("donner le numéro2")</text:p>
      <text:p text:style-name="P6">lire(b)</text:p>
      <text:p text:style-name="P6">ecrire ("la somme est :" , a+b, <text:s/>"le produit est :" , a*b)</text:p>
      <text:p text:style-name="P6">fin</text:p>
      <text:p text:style-name="P15">Exercice:</text:p>
      <text:p text:style-name="P2">Ecrire un algorithme qui demande de l’utilisateur la longueur et la largeur d’un rectangle puis calcule et affiche la périmètre de ce rectangle.</text:p>
      <text:p text:style-name="P5">Solution :</text:p>
      <text:p text:style-name="P6">algorithme périmetre</text:p>
      <text:p text:style-name="P6">variables a,b:entier</text:p>
      <text:p text:style-name="P6">début</text:p>
      <text:p text:style-name="P6">ecrire("donner le longuer")</text:p>
      <text:p text:style-name="P6">lire(a)</text:p>
      <text:p text:style-name="P6">ecrire("donner la largeur")</text:p>
      <text:p text:style-name="P6">lire(b)</text:p>
      <text:p text:style-name="P6">ecrire ("le périmétre est :" , (a+b)*2)</text:p>
      <text:p text:style-name="P6">fin</text:p>
      <text:p text:style-name="P15">Exercice :</text:p>
      <text:p text:style-name="P2"><text:soft-page-break/>Ecrire un algorithme qui demande un nombre à l’utilisateur,puis qui calcule et affiche le carré de ce nombre.</text:p>
      <text:p text:style-name="P5">Solution :</text:p>
      <text:p text:style-name="P9">algorithme carré</text:p>
      <text:p text:style-name="P9">variable a:entier</text:p>
      <text:p text:style-name="P9">début</text:p>
      <text:p text:style-name="P9">ecrire("donner le numéro1")</text:p>
      <text:p text:style-name="P9">lire(a)</text:p>
      <text:p text:style-name="P9">ecrire ("le carré est :" , a*a)</text:p>
      <text:p text:style-name="P9">fin</text:p>
      <text:p text:style-name="P15">Exercice:</text:p>
      <text:p text:style-name="P1"><text:span text:style-name="T1">Ecrire un algorithme qui demande de l’utilisateur la </text:span><text:span text:style-name="T3">Base </text:span><text:span text:style-name="T1">et l’</text:span><text:span text:style-name="T3">hauteur</text:span><text:span text:style-name="T1"> d’un triangle puis calcule et affiche la surface de ce triangle.</text:span></text:p>
      <text:p text:style-name="P5">Solution :</text:p>
      <text:p text:style-name="P6">algorithme produit</text:p>
      <text:p text:style-name="P6">variables b,h:entier</text:p>
      <text:p text:style-name="P6">début</text:p>
      <text:p text:style-name="P6">ecrire("donner la base")</text:p>
      <text:p text:style-name="P6">lire(b)</text:p>
      <text:p text:style-name="P6">ecrire("donner l'hauteur")</text:p>
      <text:p text:style-name="P6">lire(h)</text:p>
      <text:p text:style-name="P6">ecrire ("la surface est :" , (b*h)/2)</text:p>
      <text:p text:style-name="P6">fin</text:p>
      <text:p text:style-name="P15">Exercice:</text:p>
      <text:p text:style-name="P2">Ecrire un programme qui permet de calculer et d’afficher la moyenne en informatique d’un</text:p>
      <text:p text:style-name="P2">élève.</text:p>
      <text:p text:style-name="P5">Solution :</text:p>
      <text:p text:style-name="P8">algorithme produit</text:p>
      <text:p text:style-name="P8">variables moy1,moy2:entier</text:p>
      <text:p text:style-name="P8">début</text:p>
      <text:p text:style-name="P8">ecrire("donner la moyenne 1")</text:p>
      <text:p text:style-name="P8">lire(moy1)</text:p>
      <text:p text:style-name="P8">ecrire("donner le moyenne 2")</text:p>
      <text:p text:style-name="P8">lire(moy2)</text:p>
      <text:p text:style-name="P8">ecrire ("la moyenne générale est :" , (moy1 +moy2*2)/3)</text:p>
      <text:p text:style-name="P8"><text:soft-page-break/>fin</text:p>
      <text:p text:style-name="P2"/>
      <text:p text:style-name="P15">Exercice:</text:p>
      <text:p text:style-name="P2">On dispose de trois variables A, B et C. Ecrivez un algorithme transférant à B la valeur de A, à C la valeur de B et à A la valeur de C.</text:p>
      <text:p text:style-name="P5">Solution :</text:p>
      <text:p text:style-name="P8">algorithme transfer</text:p>
      <text:p text:style-name="P8">variable a,b,c,d:entier</text:p>
      <text:p text:style-name="P8">début</text:p>
      <text:p text:style-name="P8">d-&gt;a</text:p>
      <text:p text:style-name="P8">a&lt;-c</text:p>
      <text:p text:style-name="P8">c&lt;-b</text:p>
      <text:p text:style-name="P8">b&lt;-d</text:p>
      <text:p text:style-name="P8">fin</text:p>
      <text:p text:style-name="P15">Exercice :</text:p>
      <text:p text:style-name="P3">Ecrire un algorithme qui permuter les valeurs de deux variables sachant que A←7 et B←2.</text:p>
      <text:p text:style-name="P5">Solution :</text:p>
      <text:p text:style-name="P6">algorithme permutation</text:p>
      <text:p text:style-name="P6">variable a,b,c:entier</text:p>
      <text:p text:style-name="P6">début</text:p>
      <text:p text:style-name="P6">a&lt;-7</text:p>
      <text:p text:style-name="P6">b&lt;-2</text:p>
      <text:p text:style-name="P6">c&lt;-a cad c&lt;-7</text:p>
      <text:p text:style-name="P6">a&lt;-b cad a&lt;-2</text:p>
      <text:p text:style-name="P6">b&lt;-c cad b&lt;-7</text:p>
      <text:p text:style-name="P6">fin</text:p>
      <text:p text:style-name="P15">Exercice :</text:p>
      <text:p text:style-name="P16">Ecrire l'algorithme et le programme pascal d'un programme qui permet de saisir un entier de 3 chiffres puis affiche la somme de ces 3 chiffres.</text:p>
      <text:p text:style-name="P16">Exemple : pour 145 <text:s/>S=1+4+5=10</text:p>
      <text:p text:style-name="P17">(en utilisant (mod et div))</text:p>
      <text:p text:style-name="P18"><text:soft-page-break/>Solution :</text:p>
      <text:p text:style-name="P19">algorithme calcul</text:p>
      <text:p text:style-name="P19">variables n,a,b,c:entier</text:p>
      <text:p text:style-name="P19">début</text:p>
      <text:p text:style-name="P19"><text:span text:style-name="T4">écrire</text:span>("donner un entier de 3 chiffre")</text:p>
      <text:p text:style-name="P19">lire(n)</text:p>
      <text:p text:style-name="P19">a&lt;- n <text:span text:style-name="T4">div </text:span>100</text:p>
      <text:p text:style-name="P19">b&lt;- (n mod 100) div 10</text:p>
      <text:p text:style-name="P19">c<text:span text:style-name="T4">&lt;</text:span>-n mod 10</text:p>
      <text:p text:style-name="P19">ecrire("la somme des chiffres est=", a+b+c)</text:p>
      <text:p text:style-name="P19">fin</text:p>
      <text:p text:style-name="P15">Exercise:</text:p>
      <text:p text:style-name="P2">Ecrire un algorithme qui lit le prix HT(hors Taxe) d’un article, le nombre d’article et le taux de TVA et qui fournit le prix total TTC correspondant faire en sorte que des libelle apparaissent clairement</text:p>
      <text:p text:style-name="P5">Solution :</text:p>
      <text:p text:style-name="P8">algorithme prix</text:p>
      <text:p text:style-name="P8">variables prixht,nArticles,tva:entier</text:p>
      <text:p text:style-name="P8">début</text:p>
      <text:p text:style-name="P8"><text:span text:style-name="T4">é</text:span>crire("donner le prix ht de l'article")</text:p>
      <text:p text:style-name="P8">lire(prixht)</text:p>
      <text:p text:style-name="P8"><text:span text:style-name="T4">écrire</text:span>("donner le nombre d'artcile")</text:p>
      <text:p text:style-name="P8">lire(nArticles)</text:p>
      <text:p text:style-name="P8"><text:span text:style-name="T4">écrire</text:span>("dinner le taux tva de l'article)</text:p>
      <text:p text:style-name="P8">lire(tva)</text:p>
      <text:p text:style-name="P8"><text:span text:style-name="T4">écrire</text:span>("le prix ttc est:",(prixht+prixht*tva)*nArticles)</text:p>
      <text:p text:style-name="P8">fin </text:p>
      <text:p text:style-name="P2"/>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Arial" svg:font-family="Arial" style:font-family-generic="roman" style:font-pitch="variable"/>
    <style:font-face style:name="Nova Mono" svg:font-family="'Nova Mono'"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va Mono1" svg:font-family="'Nova Mono'"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duration>PT3M38S</meta:editing-duration>
    <meta:editing-cycles>3</meta:editing-cycles>
    <meta:generator>LibreOffice/6.3.5.2$Linux_X86_64 LibreOffice_project/30$Build-2</meta:generator>
    <meta:creation-date>2020-03-18T11:40:42.992687696</meta:creation-date>
    <dc:date>2020-03-18T11:47:41.499117326</dc:date>
    <meta:document-statistic meta:table-count="0" meta:image-count="0" meta:object-count="0" meta:page-count="6" meta:paragraph-count="196" meta:word-count="741" meta:character-count="4293" meta:non-whitespace-character-count="3743"/>
  </office:meta>
</office:document-meta>
</file>